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26b13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dce3f" officeooo:paragraph-rsid="002dce3f"/>
    </style:style>
    <style:style style:name="P10" style:family="paragraph" style:parent-style-name="Standard">
      <style:text-properties officeooo:rsid="00339184" officeooo:paragraph-rsid="00339184"/>
    </style:style>
    <style:style style:name="P11" style:family="paragraph" style:parent-style-name="Standard">
      <style:text-properties officeooo:rsid="00339184" officeooo:paragraph-rsid="00391e0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41b2ee" officeooo:paragraph-rsid="0037004b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2ce8f2" officeooo:paragraph-rsid="002aab4c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651c"/>
    </style:style>
    <style:style style:name="T6" style:family="text">
      <style:text-properties officeooo:rsid="003de1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6">2de2</text:span></text:p>
      <text:p text:style-name="P17"/>
      <text:p text:style-name="P18"><text:a xlink:type="simple" xlink:href="https://coderprog.com/learn-algorithms-data-structures-java/" text:style-name="Internet_20_link" text:visited-style-name="Visited_20_Internet_20_Link">https://coderprog.com/learn-algorithms-data-structures-java/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/text:p>
      <text:p text:style-name="P8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1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9"/>
      <text:p text:style-name="P9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0"/>
      <text:p text:style-name="P16"><text:a xlink:type="simple" xlink:href="https://coderprog.com/chatbots-messenger-apiai-nodejs/" text:style-name="Internet_20_link" text:visited-style-name="Visited_20_Internet_20_Link">https://coderprog.com/chatbots-messenger-apiai-nodej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6:38:21.561113364</dc:date>
    <meta:editing-duration>PT1H12M39S</meta:editing-duration>
    <meta:editing-cycles>28</meta:editing-cycles>
    <meta:document-statistic meta:table-count="0" meta:image-count="0" meta:object-count="0" meta:page-count="1" meta:paragraph-count="16" meta:word-count="17" meta:character-count="879" meta:non-whitespace-character-count="878"/>
  </office:meta>
</office:document-meta>
</file>